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987000010BF7E25BD38.svm"/>
  <manifest:file-entry manifest:media-type="" manifest:full-path="Pictures/200000070000744700005035D0D6E63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Preformatted_20_Text">
      <style:paragraph-properties fo:line-height="125%"/>
    </style:style>
    <style:style style:name="P5" style:family="paragraph" style:parent-style-name="Preformatted_20_Text">
      <style:paragraph-properties fo:text-align="justify" style:justify-single-word="false"/>
      <style:text-properties fo:font-weight="normal" style:font-weight-asian="normal" style:font-weight-complex="normal"/>
    </style:style>
    <style:style style:name="P6" style:family="paragraph" style:parent-style-name="Preformatted_20_Text">
      <style:paragraph-properties fo:margin-top="0cm" fo:margin-bottom="0.499cm"/>
    </style:style>
    <style:style style:name="P7" style:family="paragraph" style:parent-style-name="Preformatted_20_Text">
      <style:paragraph-properties fo:margin-top="0cm" fo:margin-bottom="0.499cm" fo:line-height="125%"/>
    </style:style>
    <style:style style:name="P8" style:family="paragraph" style:parent-style-name="Standard" style:list-style-name="L1">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reformatted_20_Text">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style:font-name="Courier New" fo:font-size="11pt" fo:font-style="normal" style:font-size-asian="11pt" style:font-style-asian="normal" style:font-size-complex="11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IE 6 : Gérer et manipuler les ReplicaSets Kubernetes</text:p>
      <text:p text:style-name="P2"/>
      <text:p text:style-name="P3"/>
      <text:list xml:id="list1917242604961228967" text:style-name="L1">
        <text:list-item>
          <text:p text:style-name="P8"><text:span text:style-name="T7">Que sont les </text:span><text:span text:style-name="T3">replicas ?</text:span><text:span text:style-name="T2"> </text:span><text:span text:style-name="T3">Et les ReplicaSets ?</text:span></text:p>
        </text:list-item>
      </text:list>
      <text:p text:style-name="P9"/>
      <text:p text:style-name="P3"><text:span text:style-name="T2">On a vu jusqu'ici comment créer un Pod, avec un ou plusieurs containers le composant. Mais que se passe-t-il si un pod cesse de fonctionner ? Par exemple si un ou plusieurs containers au sein de ce pod crash(ent) ? Le </text:span><text:span text:style-name="T1">kubelet </text:span><text:span text:style-name="T2">du noeud tentera dans un premier temps de les restaurer, mais au bout d'un certain temps il doit abandonner et déclarer le pod comme décédé.</text:span></text:p>
      <text:p text:style-name="P9"/>
      <text:p text:style-name="P3"><text:span text:style-name="T2">C'est là que les </text:span><text:span text:style-name="T3">replicas </text:span><text:span text:style-name="T2">entrent en jeu. Les replicas sont des copies strictement identiques d'un certain pod. Ils peuvent se trouver potentiellement sur d'autres noeuds. Grâce à ces replicas, différentes choses deviennent possibles :</text:span></text:p>
      <text:p text:style-name="P9"/>
      <text:p text:style-name="P3"><text:span text:style-name="T2">&gt; Puisqu'il y a un certain nombre de clones sur le réseau, "</text:span><text:span text:style-name="T1">Kubernetes can distribute the load between them</text:span><text:span text:style-name="T2">", c'est-à-dire qu'il peut répartir efficacement le traffic pour rendre l'application plus efficace.</text:span></text:p>
      <text:p text:style-name="P3"><text:span text:style-name="T2">&gt; A la mort d'un des pods, Kubernetes peut lancer une nouvelle copie du pod pour maintenir le nombre de replicas identique, et éviter le crash de l'application (</text:span><text:span text:style-name="T1">self-healing mechanism</text:span><text:span text:style-name="T2">).</text:span></text:p>
      <text:p text:style-name="P3"><text:span text:style-name="T2">&gt; Si le traffic devient trop important et cause des problèmes de performances, on peut augmenter le nombre de replicas pour faire face à cette augmentation et répartir le traffic entre plus de replicas (</text:span><text:span text:style-name="T1">increasing the replica counts</text:span><text:span text:style-name="T2">).</text:span></text:p>
      <text:p text:style-name="P9">&gt; Si on a plus d'un noeud dans le cluster, alors même la panne d'un des noeuds n'est pas vraiment un problème, car Kubernetes pourra faire tourner les replicas de votre application depuis un autre noeud.</text:p>
      <text:p text:style-name="P9"/>
      <text:p text:style-name="P3"><text:span text:style-name="T2">Quel est l'utilitaire qui va nous permettre de créer les replicas, ou dans le cas de décès d'un des pods de recréer un replica et d'ajuster les adresses IP, ou d'augmenter le nombre de replicas etc ... ? Il s'agit aujourd'hui des objets Kubernetes </text:span><text:span text:style-name="T3">ReplicaSets</text:span><text:span text:style-name="T2">. Pour créer un ReplicaSet, on peut passer comme d'habitude par un fichier de configuration YAML :</text:span></text:p>
      <text:p text:style-name="P9"/>
      <text:p text:style-name="P9"/>
      <text:p text:style-name="P13">apiVersion: apps/v1</text:p>
      <text:p text:style-name="P4">kind: ReplicaSet</text:p>
      <text:p text:style-name="P4">metadata:</text:p>
      <text:p text:style-name="P4"><text:s text:c="8"/>name: nginx-rs</text:p>
      <text:p text:style-name="P4"><text:s text:c="8"/>labels:</text:p>
      <text:p text:style-name="P4"><text:s text:c="16"/>app: web</text:p>
      <text:p text:style-name="P4">spec:</text:p>
      <text:p text:style-name="P4"><text:s text:c="8"/>replicas: 3</text:p>
      <text:p text:style-name="P4"><text:s text:c="8"/>selector:</text:p>
      <text:p text:style-name="P4"><text:s text:c="16"/>matchLabels:</text:p>
      <text:p text:style-name="P4"><text:s text:c="24"/>app: web</text:p>
      <text:p text:style-name="P4"><text:s text:c="8"/>template:</text:p>
      <text:p text:style-name="P4"><text:s text:c="16"/>metadata:</text:p>
      <text:p text:style-name="P4"><text:s text:c="24"/>labels:</text:p>
      <text:p text:style-name="P4"><text:s text:c="32"/>app: web</text:p>
      <text:p text:style-name="P4"><text:s text:c="16"/>spec:</text:p>
      <text:p text:style-name="P4"><text:s text:c="24"/>containers:</text:p>
      <text:p text:style-name="P4"><text:s text:c="24"/>- name: nginx</text:p>
      <text:p text:style-name="P4"><text:s text:c="26"/>image: service_nginx</text:p>
      <text:p text:style-name="P7"><text:s text:c="26"/>imagePullPolicy: Never</text:p>
      <text:p text:style-name="P9"><text:soft-page-break/></text:p>
      <text:p text:style-name="P9">Quelques changements :</text:p>
      <text:p text:style-name="P9"/>
      <text:p text:style-name="P3"><text:span text:style-name="T2">&gt; L'apiVersion qui prend en charge les ReplicaSets n'est pas seulement la </text:span><text:span text:style-name="T8">v1</text:span><text:span text:style-name="T2">, mais </text:span><text:span text:style-name="T8">apps/v1</text:span><text:span text:style-name="T2">.</text:span></text:p>
      <text:p text:style-name="P9"/>
      <text:p text:style-name="P9">&gt; On définit ensuite le type d'objet, son nom, ses labels ; classique.</text:p>
      <text:p text:style-name="P9"/>
      <text:p text:style-name="P3"><text:span text:style-name="T2">&gt; Ses specs maintenant : on veut 3 replicas, de tous les pods qui ont pour label </text:span><text:span text:style-name="T8">app: web</text:span><text:span text:style-name="T2">. Les replicas de ces pods seront tous basés sur le template défini juste en-dessous, c'est-à-dire qu'ils auront le label </text:span><text:span text:style-name="T8">app: web</text:span><text:span text:style-name="T2"> (obligatoire car le ReplicaSet ne peut contenir que des pods avec ce label), et qu'ils seront construits sur la base de notre custom image.</text:span></text:p>
      <text:p text:style-name="P9"/>
      <text:p text:style-name="P9">Maintenant qu'on a ce fichier de configuration, on crée l'objet :</text:p>
      <text:p text:style-name="P9"/>
      <text:p text:style-name="P12">sudo kubectl create -f ./srcs/nginx-rs.yaml</text:p>
      <text:p text:style-name="P9"/>
      <text:p text:style-name="P3"><text:span text:style-name="T2">On affiche maintenant nos pods avec un </text:span><text:span text:style-name="T8">sudo kubectl get podes -o wide</text:span><text:span text:style-name="T2">, et on voit bien qu'on a trois répliques de notre pod qui sont présents. On le confirme avec la commande </text:span><text:span text:style-name="T8">sudo kubectl get replicasets -o wide</text:span><text:span text:style-name="T2"> :</text:span></text:p>
      <text:p text:style-name="P9"/>
      <text:p text:style-name="P9"><draw:frame draw:style-name="fr1" draw:name="images1" text:anchor-type="paragraph" svg:width="18.999cm" svg:height="3.013cm" draw:z-index="0"><draw:image xlink:href="Pictures/2000000700006987000010BF7E25BD38.svm" xlink:type="simple" xlink:show="embed" xlink:actuate="onLoad"/></draw:frame></text:p>
      <text:p text:style-name="P9">Et chacun de ces replicas sont accessibles. On peut ensuite augmenter facilement le nombre de replicas contenus dans un replicaset, par l'une de ces deux commandes :</text:p>
      <text:p text:style-name="P9"/>
      <text:p text:style-name="P5"><text:span text:style-name="Source_20_Text"><text:span text:style-name="T2">kubectl scale --replicas=4 replicaset nginx-rs</text:span></text:span></text:p>
      <text:p text:style-name="P6"><text:span text:style-name="Source_20_Text">kubectl scale --replicas=4 -f nginx-rs.yaml</text:span></text:p>
      <text:p text:style-name="P3"><text:span text:style-name="T2">Pour diminuer le nombre, il faut directement changer le fichier de configuration puis faire un </text:span><text:span text:style-name="T8">kubectl apply -f nginx-rs.yaml</text:span><text:span text:style-name="T2">.</text:span></text:p>
      <text:p text:style-name="P9"/>
      <text:p text:style-name="P9">Supprimer un replicatset :</text:p>
      <text:p text:style-name="P12">kubectl delete replicaset nginx-rs</text:p>
      <text:p text:style-name="P9"/>
      <text:p text:style-name="P9">Récupérer les informations sur le replicaset :</text:p>
      <text:p text:style-name="P12">kubectl describe replicaset nginx-rs</text:p>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PARTIE 7 : Les Deployments Kubernetes</text:p>
      <text:p text:style-name="P9"/>
      <text:p text:style-name="P9"/>
      <text:p text:style-name="P3"><text:span text:style-name="T2">Il faut bien voir qu'en réalité, on ne devrait jamais être amené à créer ou modifier directement les ReplicaSets comme on l'a fait dans la partie précédente. En effet, un </text:span><text:span text:style-name="T3">Deployment </text:span><text:span text:style-name="T2">Kubernetes est un objet de plus haute abstraction permettant de gérer à la fois les Pods qui composent le ReplicaSet </text:span><text:span text:style-name="T4">et</text:span><text:span text:style-name="T5"> le ReplicaSet.</text:span></text:p>
      <text:p text:style-name="P11"/>
      <text:p text:style-name="P3"><text:span text:style-name="T5">Le fonctionnement basique d'un Deployment fonctionne de la manière suivante : on décrit l'état souhaité des Pods et du ReplicaSet, et le </text:span><text:span text:style-name="T6">Deployment Controller </text:span><text:span text:style-name="T5">se charge de modifier l'état actuel à l'état souhaité.</text:span></text:p>
      <text:p text:style-name="P11"/>
      <text:p text:style-name="P9">On commence comme s'habitude par créer un fichier de configuration, qui va être en réalité très similaire à celui du ReplicaSet :</text:p>
      <text:p text:style-name="P9"/>
      <text:p text:style-name="P13">apiVersion: apps/v1</text:p>
      <text:p text:style-name="P4">kind: Deployment</text:p>
      <text:p text:style-name="P4">metadata:</text:p>
      <text:p text:style-name="P4"><text:s text:c="8"/>name: nginx</text:p>
      <text:p text:style-name="P4"><text:s text:c="8"/>labels:</text:p>
      <text:p text:style-name="P4"><text:s text:c="16"/>app: nginx</text:p>
      <text:p text:style-name="P4">spec:</text:p>
      <text:p text:style-name="P4"><text:s text:c="8"/>replicas: 3</text:p>
      <text:p text:style-name="P4"><text:s text:c="8"/>selector:</text:p>
      <text:p text:style-name="P4"><text:s text:c="16"/>matchLabels:</text:p>
      <text:p text:style-name="P4"><text:s text:c="24"/>app: nginx</text:p>
      <text:p text:style-name="P4"><text:s text:c="8"/>template:</text:p>
      <text:p text:style-name="P4"><text:s text:c="16"/>metadata:</text:p>
      <text:p text:style-name="P4"><text:s text:c="24"/>labels:</text:p>
      <text:p text:style-name="P4"><text:s text:c="32"/>app: nginx</text:p>
      <text:p text:style-name="P4"><text:s text:c="16"/>spec:</text:p>
      <text:p text:style-name="P4"><text:s text:c="24"/>containers:</text:p>
      <text:p text:style-name="P4"><text:s text:c="24"/>- name: nginx</text:p>
      <text:p text:style-name="P4"><text:s text:c="26"/>image: service_nginx</text:p>
      <text:p text:style-name="P4"><text:s text:c="26"/>imagePullPolicy: Never</text:p>
      <text:p text:style-name="P4"><text:s text:c="26"/>ports:</text:p>
      <text:p text:style-name="P4"><text:s text:c="26"/>- containerPort: 80</text:p>
      <text:p text:style-name="P7"><text:s text:c="26"/>- containerPort: 443</text:p>
      <text:p text:style-name="P9">On voit qu'on a simplement changé le "kind", et qu'on a rajouté les ports utilisés par nos pods replicas. On dit qu'ils utilisent les ports 80 et 443, pour permettre l'accès aux pods sur ces ports par l'ensemble du cluster (et pas seulement par le noeud actuel. Pour nous, ça ne fait pas vraiment de différence though...).</text:p>
      <text:p text:style-name="P9"/>
      <text:p text:style-name="P3"><text:span text:style-name="T2">On crée l'objet </text:span><text:span text:style-name="T3">Deployment</text:span><text:span text:style-name="T2"> avec un </text:span><text:span text:style-name="T8">sudo kubectl create -f srcs/nginx.yaml</text:span><text:span text:style-name="T2">. On peut ensuite vérifier que la commande s'est bien exécutée en listant les déploiements (</text:span><text:span text:style-name="T8">sudo kubectl get deployments -o wide</text:span><text:span text:style-name="T2">) ou les pods (</text:span><text:span text:style-name="T8">sudo kubectl get pods -o wide</text:span><text:span text:style-name="T2">) :</text:span></text:p>
      <text:p text:style-name="P9"/>
      <text:p text:style-name="P9"/>
      <text:p text:style-name="P9"/>
      <text:p text:style-name="P9"/>
      <text:p text:style-name="P9"/>
      <text:p text:style-name="P9"><draw:frame draw:style-name="fr1" draw:name="images2" text:anchor-type="paragraph" svg:width="18.997cm" svg:height="13.102cm" draw:z-index="1"><draw:image xlink:href="Pictures/200000070000744700005035D0D6E630.svm" xlink:type="simple" xlink:show="embed" xlink:actuate="onLoad"/></draw:frame><text:soft-page-break/></text:p>
      <text:p text:style-name="P9">Modifier l'image des pods d'un déploiement :</text:p>
      <text:p text:style-name="P5"><text:span text:style-name="Source_20_Text"><text:span text:style-name="T2">kubectl set image deployment/nginx-deployment nginx=nginx:1.9.1</text:span></text:span></text:p>
      <text:p text:style-name="P9"/>
      <text:p text:style-name="P9">Voir l'historique du déploiement :</text:p>
      <text:p text:style-name="P5"><text:span text:style-name="Source_20_Text"><text:span text:style-name="T2">kubectl rollout history deployment/nginx-deployment</text:span></text:span></text:p>
      <text:p text:style-name="P9"/>
      <text:p text:style-name="P5"><text:span text:style-name="Source_20_Text"><text:span text:style-name="T2">deployments "nginx-deployment"</text:span></text:span></text:p>
      <text:p text:style-name="Preformatted_20_Text"><text:span text:style-name="Source_20_Text">REVISION <text:s text:c="3"/>CHANGE-CAUSE</text:span></text:p>
      <text:p text:style-name="Preformatted_20_Text"><text:span text:style-name="Source_20_Text">1 <text:s text:c="10"/>kubectl create -f nginx-pod.yaml</text:span></text:p>
      <text:p text:style-name="P6"><text:span text:style-name="Source_20_Text">2 <text:s text:c="10"/>kubectl set image deployment/nginx-deployment nginx=nginx:1.9.1</text:span></text:p>
      <text:p text:style-name="P9">Revenir à la révision précédente du déploiement :</text:p>
      <text:p text:style-name="P5"><text:span text:style-name="Source_20_Text"><text:span text:style-name="T2">kubectl rollout undo deployment/nginx-deployment --to-revision=1</text:span></text:span></text:p>
      <text:p text:style-name="P9"/>
      <text:p text:style-name="P9">Scale un déploiement :</text:p>
      <text:p text:style-name="P5"><text:span text:style-name="Source_20_Text"><text:span text:style-name="T2">kubectl scale deployment nginx-deployment --replicas=6</text:span></text:span></text:p>
      <text:p text:style-name="P9"/>
      <text:p text:style-name="P9">Supprimer le déploiement :</text:p>
      <text:p text:style-name="P5"><text:span text:style-name="Source_20_Text"><text:span text:style-name="T2">kubectl delete deploy nginx-deployment</text:span></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7M35S</meta:editing-duration>
    <meta:editing-cycles>4</meta:editing-cycles>
    <meta:generator>OpenOffice/4.1.5$Win32 OpenOffice.org_project/415m1$Build-9789</meta:generator>
    <dc:date>2021-11-20T12:08:06.81</dc:date>
    <meta:document-statistic meta:table-count="0" meta:image-count="2" meta:object-count="0" meta:page-count="4" meta:paragraph-count="87" meta:word-count="895" meta:character-count="6295"/>
    <meta:user-defined meta:name="Info 1"/>
    <meta:user-defined meta:name="Info 2"/>
    <meta:user-defined meta:name="Info 3"/>
    <meta:user-defined meta:name="Info 4"/>
  </office:meta>
</office:document-meta>
</file>